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color="#1a1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eletype"><text:span text:style-name="T1">espontaneidad</text:span></text:span><text:line-break/><text:span text:style-name="Teletype"><text:span text:style-name="T1">mi mente está vacía</text:span></text:span><text:line-break/><text:span text:style-name="Teletype"><text:span text:style-name="T1">programa el café</text:span></text:span><text:line-break/><text:line-break/><text:span text:style-name="Teletype"><text:span text:style-name="T1">silente, espera</text:span></text:span><text:line-break/><text:span text:style-name="Teletype"><text:span text:style-name="T1">la linea de comandos</text:span></text:span><text:line-break/><text:span text:style-name="Teletype"><text:span text:style-name="T1">interactiva</text:span></text:span></text:p>
      <text:p text:style-name="Standard"><text:span text:style-name="Teletype"><text:span text:style-name="T1"/></text:span></text:p>
      <text:p text:style-name="Standard"><text:span text:style-name="Teletype"><text:span text:style-name="T1">Rodrigo García Herrera</text:span></text:span></text:p>
      <text:p text:style-name="Standard"><text:span text:style-name="Teletype"><text:span text:style-name="T1">Licencia: G</text:span></text:span><text:span text:style-name="Teletype"><text:span text:style-name="T1">NU Free Documentation</text:span></text:span></text:p>
      <text:p text:style-name="Standard"><text:span text:style-name="Teletype"><text:span text:style-name="T1"/></text:span></text:p>
      <text:p text:style-name="Standard"><text:span text:style-name="Teletyp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eletype" style:family="text">
      <style:text-properties style:font-name="DejaVu Sans Mono" style:font-name-asian="DejaVu Sans Condensed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merta </meta:initial-creator>
    <meta:creation-date>2011-07-01T19:29:32</meta:creation-date>
    <dc:date>2011-07-12T14:50:40</dc:date>
    <dc:creator>omerta </dc:creator>
    <meta:editing-duration>PT6M33S</meta:editing-duration>
    <meta:editing-cycles>3</meta:editing-cycles>
    <meta:generator>LibreOffice/3.3$Unix LibreOffice_project/330m19$Build-301</meta:generator>
    <meta:document-statistic meta:table-count="0" meta:image-count="0" meta:object-count="0" meta:page-count="1" meta:paragraph-count="3" meta:word-count="22" meta:character-count="154"/>
  </office:meta>
</office:document-meta>
</file>